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Verdana" svg:font-family="Verdana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00c04b" officeooo:paragraph-rsid="0000c04b"/>
    </style:style>
    <style:style style:name="P2" style:family="paragraph" style:parent-style-name="Standard">
      <style:text-properties officeooo:rsid="00011c0b" officeooo:paragraph-rsid="00011c0b"/>
    </style:style>
    <style:style style:name="P3" style:family="paragraph" style:parent-style-name="Standard">
      <style:text-properties officeooo:rsid="000284dc" officeooo:paragraph-rsid="000284dc"/>
    </style:style>
    <style:style style:name="P4" style:family="paragraph" style:parent-style-name="Standard">
      <style:paragraph-properties fo:text-align="center" style:justify-single-word="false"/>
      <style:text-properties officeooo:rsid="0009cdf8" officeooo:paragraph-rsid="0009cdf8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</style:style>
    <style:style style:name="P6" style:family="paragraph" style:parent-style-name="Heading_20_1">
      <style:paragraph-properties fo:margin-left="0.794cm" fo:margin-right="0cm" fo:margin-top="0.494cm" fo:margin-bottom="0.494cm" loext:contextual-spacing="false" fo:text-indent="-0.794cm" style:auto-text-indent="false"/>
      <style:text-properties officeooo:paragraph-rsid="0016512b"/>
    </style:style>
    <style:style style:name="P7" style:family="paragraph" style:parent-style-name="No_20_Spacing">
      <style:paragraph-properties fo:text-align="justify" style:justify-single-word="false"/>
      <style:text-properties officeooo:paragraph-rsid="0016512b"/>
    </style:style>
    <style:style style:name="P8" style:family="paragraph" style:parent-style-name="No_20_Spacing">
      <style:text-properties officeooo:paragraph-rsid="0016512b"/>
    </style:style>
    <style:style style:name="P9" style:family="paragraph" style:parent-style-name="Normal_20__28_Web_29_" style:list-style-name="">
      <style:paragraph-properties fo:margin-left="0.794cm" fo:margin-right="0cm" fo:margin-top="0.494cm" fo:margin-bottom="0.494cm" loext:contextual-spacing="false" fo:text-align="justify" style:justify-single-word="false" fo:text-indent="-0.794cm" style:auto-text-indent="false"/>
      <style:text-properties officeooo:rsid="00011c0b" officeooo:paragraph-rsid="0016512b"/>
    </style:style>
    <style:style style:name="P10" style:family="paragraph" style:parent-style-name="Standard">
      <style:paragraph-properties fo:text-align="center" style:justify-single-word="false"/>
      <style:text-properties officeooo:rsid="000f5df9" officeooo:paragraph-rsid="000c5a7f"/>
    </style:style>
    <style:style style:name="P11" style:family="paragraph" style:parent-style-name="Standard">
      <style:paragraph-properties fo:text-align="center" style:justify-single-word="false"/>
      <style:text-properties officeooo:rsid="0000c04b" officeooo:paragraph-rsid="00115004"/>
    </style:style>
    <style:style style:name="P12" style:family="paragraph" style:parent-style-name="Standard">
      <style:paragraph-properties fo:margin-left="0.794cm" fo:margin-right="0cm" fo:margin-top="0.494cm" fo:margin-bottom="0.494cm" loext:contextual-spacing="false" fo:text-align="justify" style:justify-single-word="false" fo:text-indent="-0.794cm" style:auto-text-indent="false">
        <style:tab-stops>
          <style:tab-stop style:position="0.159cm"/>
        </style:tab-stops>
      </style:paragraph-properties>
      <style:text-properties officeooo:paragraph-rsid="0016512b"/>
    </style:style>
    <style:style style:name="T1" style:family="text"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T2" style:family="text">
      <style:text-properties style:font-name="Arial" fo:font-size="11pt" fo:font-weight="normal" officeooo:rsid="0016512b" style:font-size-asian="11pt" style:font-weight-asian="normal" style:font-name-complex="Arial1" style:font-size-complex="11pt" style:font-weight-complex="normal"/>
    </style:style>
    <style:style style:name="T3" style:family="text">
      <style:text-properties style:font-name="Arial" fo:font-size="11pt" style:font-size-asian="11pt" style:font-name-complex="Arial1" style:font-size-complex="11pt"/>
    </style:style>
    <style:style style:name="T4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5" style:family="text">
      <style:text-properties style:font-name="Arial" fo:font-size="11pt" fo:font-style="italic" officeooo:rsid="0016512b" style:font-size-asian="11pt" style:font-style-asian="italic" style:font-name-complex="Arial1" style:font-size-complex="11pt" style:font-style-complex="italic"/>
    </style:style>
    <style:style style:name="T6" style:family="text">
      <style:text-properties style:font-name="Arial" fo:font-size="11pt" fo:language="en" fo:country="IN" fo:font-weight="normal" style:font-size-asian="11pt" style:font-weight-asian="normal" style:font-name-complex="Arial1" style:font-size-complex="11pt" style:font-weight-complex="normal"/>
    </style:style>
    <style:style style:name="T7" style:family="text">
      <style:text-properties style:font-name="Arial" fo:font-size="11pt" fo:language="en" fo:country="IN" fo:font-weight="normal" officeooo:rsid="0016512b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Arial" style:font-name-complex="Arial1"/>
    </style:style>
    <style:style style:name="T9" style:family="text">
      <style:text-properties style:font-name="Arial" officeooo:rsid="0016512b" style:font-name-complex="Arial1"/>
    </style:style>
    <style:style style:name="T10" style:family="text">
      <style:text-properties style:font-name="Arial" fo:font-style="italic" style:font-style-asian="italic" style:font-name-complex="Arial1" style:font-style-complex="italic"/>
    </style:style>
    <style:style style:name="T11" style:family="text">
      <style:text-properties fo:font-variant="normal" fo:text-transform="none" fo:color="#303030" style:font-name="Verdana" fo:font-size="12pt" fo:letter-spacing="normal" fo:font-style="normal" fo:font-weight="normal"/>
    </style:style>
    <style:style style:name="T12" style:family="text">
      <style:text-properties style:font-name="Calibri" fo:font-size="11pt" style:font-size-asian="11pt" style:font-name-complex="Calibri1" style:font-size-complex="11pt"/>
    </style:style>
    <style:style style:name="T13" style:family="text">
      <style:text-properties style:font-name="Calibri" fo:font-size="11pt" fo:font-weight="normal" style:font-size-asian="11pt" style:font-weight-asian="normal" style:font-name-complex="Calibri1" style:font-size-complex="11pt" style:font-weight-complex="normal"/>
    </style:style>
    <style:style style:name="T14" style:family="text">
      <style:text-properties style:font-name-complex="Calibri1"/>
    </style:style>
    <style:style style:name="T15" style:family="text">
      <style:text-properties officeooo:rsid="0016512b" style:font-name-complex="Calibri1"/>
    </style:style>
    <style:style style:name="T16" style:family="text">
      <style:text-properties officeooo:rsid="001651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1"/>
      <text:p text:style-name="P11"/>
      <text:p text:style-name="P2">1. Explain lack of flow control with UDP. </text:p>
      <text:p text:style-name="P2">2. <text:span text:style-name="T16">I</text:span>mportant functions of UDP echo server.</text:p>
      <text:p text:style-name="P12"><text:span text:style-name="T7">3.S</text:span><text:span text:style-name="T6">teps involved in building an echo Client-Server application using UDP</text:span><text:span text:style-name="T1">. <text:s text:c="5"/></text:span><text:tab/><text:tab/><text:tab/><text:tab/><text:tab/> <text:s text:c="22"/></text:p>
      <text:p text:style-name="P8"><text:span text:style-name="T9">4.T</text:span><text:span text:style-name="T8">he dg</text:span><text:span text:style-name="T10">_echo</text:span><text:span text:style-name="T8"> function in C that is used in UDP echo server application.</text:span></text:p>
      <text:p text:style-name="P8"><text:s text:c="161"/></text:p>
      <text:p text:style-name="P8"/>
      <text:p text:style-name="P7"><text:span text:style-name="T9">5. </text:span><text:span text:style-name="T8">Unconnected and Connected UDP sockets.</text:span></text:p>
      <text:p text:style-name="P7"><text:span text:style-name="T9">6. </text:span><text:span text:style-name="T8">Identify the resulting changes with a connected UDP socket compared to default connected UDP socket?</text:span> <text:s text:c="148"/></text:p>
      <text:p text:style-name="P7"/>
      <text:p text:style-name="P8"><text:span text:style-name="T9">7. D</text:span><text:span text:style-name="T8">ifferent Interface models that are used in SCTP protocol.</text:span></text:p>
      <text:p text:style-name="P8"><text:span text:style-name="T14"><text:s text:c="162"/></text:span><text:span text:style-name="T15">8. </text:span><text:span text:style-name="T1">sequence diagram to indicate the functioning of 4-way handshake for the establishment of an association in SCTP protocol</text:span><text:span text:style-name="T13">.</text:span></text:p>
      <text:h text:style-name="P6" text:outline-level="1"><text:span text:style-name="T2">9. </text:span><text:span text:style-name="T1">Steps that allow an IPv4 TCP client to communicate with IPv6 server using dual stack.</text:span> <text:s text:c="53"/></text:h>
      <text:h text:style-name="P9" text:outline-level="2"><text:span text:style-name="T5">10. </text:span><text:span text:style-name="T4">syslogd</text:span><text:span text:style-name="T3"> daemon. <text:s/>Indicate with code snippet, how to call the syslog function. <text:s text:c="6"/></text:span><text:tab/> <text:s text:c="8"/><text:tab/> <text:span text:style-name="T12"><text:s text:c="2"/></text:span></text:h>
      <text:p text:style-name="P3"><text:span text:style-name="T16">11. </text:span>Write a pgm to echo message using UDP</text:p>
      <text:p text:style-name="P5"><text:line-break/></text:p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Verdana" svg:font-family="Verdana, Arial, sans-serif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style:language-complex="kn" style:country-complex="IN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language-complex="kn" style:country-complex="IN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IN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1:32:22.918023451</meta:creation-date>
    <dc:date>2022-01-12T12:01:11.578927569</dc:date>
    <meta:editing-duration>P1DT31M49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127" meta:character-count="1350" meta:non-whitespace-character-count="650"/>
  </office:meta>
</office:document-meta>
</file>